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6pt" style:font-size-asian="26pt" style:font-size-complex="26pt"/>
    </style:style>
    <style:style style:name="P2" style:family="paragraph" style:parent-style-name="Standard" style:list-style-name="L1"/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easure Hunt</text:p>
      <text:p text:style-name="Standard"/>
      <text:p text:style-name="Standard">Secret Mission</text:p>
      <text:p text:style-name="Standard"/>
      <text:p text:style-name="Standard">The League of Villains has stollen our treasure chest!</text:p>
      <text:p text:style-name="Standard"/>
      <text:p text:style-name="Standard">We need help to find it.</text:p>
      <text:p text:style-name="Standard"/>
      <text:p text:style-name="Standard">Do not tell your parents about this.</text:p>
      <text:p text:style-name="Standard"/>
      <text:p text:style-name="Standard">Your missions, if you choose to accept it is:</text:p>
      <text:p text:style-name="Standard"/>
      <text:list xml:id="list2394368604065462532" text:style-name="L1">
        <text:list-item>
          <text:p text:style-name="P2">Eat your turkey sandwich and pretend nothing happened</text:p>
        </text:list-item>
        <text:list-item>
          <text:p text:style-name="P2">Go into a room, close the door</text:p>
        </text:list-item>
        <text:list-item>
          <text:p text:style-name="P2">Select the role you want to have by signing your name next to it</text:p>
        </text:list-item>
        <text:list-item>
          <text:p text:style-name="P2">Slide the paper out under the door</text:p>
        </text:list-item>
        <text:list-item>
          <text:p text:style-name="P2">Do not open the door until you get the next clue under the door</text:p>
        </text:list-item>
      </text:list>
      <text:p text:style-name="Standard"/>
      <text:p text:style-name="Standard"/>
      <text:p text:style-name="Standard"/>
      <text:p text:style-name="Standard"/>
      <text:p text:style-name="Standard">Name: _____________ <text:s text:c="2"/>- Wants to be a <text:span text:style-name="T1">Key</text:span> hunter</text:p>
      <text:p text:style-name="Standard"/>
      <text:p text:style-name="Standard">Name: _____________ <text:s text:c="2"/>- Wants to be a <text:span text:style-name="T1">Clue </text:span>hunter</text:p>
      <text:p text:style-name="Standard"/>
      <text:p text:style-name="Standard"/>
      <text:p text:style-name="Standard"/>
      <text:p text:style-name="Standard"/>
      <text:p text:style-name="Standard">Happy hunting!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ristian Asmussen</meta:initial-creator>
    <meta:creation-date>2018-11-23T09:09:02</meta:creation-date>
    <meta:printed-by>Christian Asmussen</meta:printed-by>
    <meta:print-date>2018-11-23T09:17:45</meta:print-date>
    <meta:document-statistic meta:table-count="0" meta:image-count="0" meta:object-count="0" meta:page-count="1" meta:paragraph-count="14" meta:word-count="110" meta:character-count="551"/>
    <dc:date>2018-11-23T11:48:32</dc:date>
    <dc:creator>Christian Asmussen</dc:creator>
    <meta:editing-duration>PT1H35M22S</meta:editing-duration>
    <meta:editing-cycles>1</meta:editing-cycles>
    <meta:generator>OpenOffice/4.1.5$Unix OpenOffice.org_project/415m1$Build-9789</meta:generator>
  </office:meta>
</office:document-meta>
</file>